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text:span text:style-name="T19"><text:s text:c="6"/>ပေး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23:49.192000000</dc:date>
    <meta:editing-duration>P1DT20H56M3S</meta:editing-duration>
    <meta:editing-cycles>1026</meta:editing-cycles>
    <meta:document-statistic meta:table-count="7" meta:image-count="0" meta:object-count="0" meta:page-count="4" meta:paragraph-count="124" meta:word-count="408" meta:character-count="2654" meta:non-whitespace-character-count="2259"/>
  </office:meta>
</office:document-meta>
</file>